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00000020991C65C08.png" manifest:media-type="image/png"/>
  <manifest:file-entry manifest:full-path="Pictures/100000000000096F00000319118FC42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roman" style:font-pitch="variable" style:font-charset="x-symbo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roman" style:font-pitch="variable" style:font-charset="x-symbol"/>
    <style:font-face style:name="Cambria Math2" svg:font-family="'Cambria Math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9.004cm" fo:margin-left="-0.224cm" fo:margin-top="0cm" fo:margin-bottom="0cm" table:align="left" style:writing-mode="lr-tb"/>
    </style:style>
    <style:style style:name="Tableau1.A" style:family="table-column">
      <style:table-column-properties style:column-width="19.004cm"/>
    </style:style>
    <style:style style:name="Tableau1.1" style:family="table-row">
      <style:table-row-properties style:min-row-height="1.104cm" fo:keep-together="auto"/>
    </style:style>
    <style:style style:name="Tableau1.A1" style:family="table-cell">
      <style:table-cell-properties style:vertical-align="" fo:padding-left="0.123cm" fo:padding-right="0.123cm" fo:padding-top="0cm" fo:padding-bottom="0cm" fo:border="1.5pt solid #000000" style:writing-mode="lr-tb"/>
    </style:style>
    <style:style style:name="Tableau1.2" style:family="table-row">
      <style:table-row-properties style:min-row-height="1.221cm" fo:keep-together="auto"/>
    </style:style>
    <style:style style:name="Tableau1.3" style:family="table-row">
      <style:table-row-properties style:min-row-height="2.614cm" fo:keep-together="auto"/>
    </style:style>
    <style:style style:name="Tableau1.5" style:family="table-row">
      <style:table-row-properties style:min-row-height="2.792cm" fo:keep-together="auto"/>
    </style:style>
    <style:style style:name="Tableau2" style:family="table">
      <style:table-properties style:width="19.004cm" fo:margin-left="-0.224cm" fo:margin-top="0cm" fo:margin-bottom="0cm" table:align="left" style:writing-mode="lr-tb"/>
    </style:style>
    <style:style style:name="Tableau2.A" style:family="table-column">
      <style:table-column-properties style:column-width="19.004cm"/>
    </style:style>
    <style:style style:name="Tableau2.1" style:family="table-row">
      <style:table-row-properties style:min-row-height="1.152cm" fo:keep-together="auto"/>
    </style:style>
    <style:style style:name="Tableau2.A1" style:family="table-cell">
      <style:table-cell-properties style:vertical-align="" fo:padding-left="0.123cm" fo:padding-right="0.123cm" fo:padding-top="0cm" fo:padding-bottom="0cm" fo:border="1.5pt solid #000000" style:writing-mode="lr-tb"/>
    </style:style>
    <style:style style:name="Tableau2.2" style:family="table-row">
      <style:table-row-properties style:min-row-height="3.627cm" fo:keep-together="auto"/>
    </style:style>
    <style:style style:name="Tableau3" style:family="table">
      <style:table-properties style:width="19.004cm" fo:margin-left="-0.224cm" fo:margin-top="0cm" fo:margin-bottom="0cm" table:align="left" style:writing-mode="lr-tb"/>
    </style:style>
    <style:style style:name="Tableau3.A" style:family="table-column">
      <style:table-column-properties style:column-width="19.004cm"/>
    </style:style>
    <style:style style:name="Tableau3.1" style:family="table-row">
      <style:table-row-properties style:min-row-height="1.147cm" fo:keep-together="auto"/>
    </style:style>
    <style:style style:name="Tableau3.A1" style:family="table-cell">
      <style:table-cell-properties style:vertical-align="" fo:padding-left="0.123cm" fo:padding-right="0.123cm" fo:padding-top="0cm" fo:padding-bottom="0cm" fo:border="1.5pt solid #000000" style:writing-mode="lr-tb"/>
    </style:style>
    <style:style style:name="Tableau3.2" style:family="table-row">
      <style:table-row-properties style:min-row-height="1.439cm" fo:keep-together="auto"/>
    </style:style>
    <style:style style:name="Tableau3.3" style:family="table-row">
      <style:table-row-properties style:min-row-height="1.199cm" fo:keep-together="auto"/>
    </style:style>
    <style:style style:name="Tableau3.4" style:family="table-row">
      <style:table-row-properties style:min-row-height="1.647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P3" style:family="paragraph" style:parent-style-name="Header">
      <style:text-properties officeooo:rsid="000c112f" officeooo:paragraph-rsid="000c112f"/>
    </style:style>
    <style:style style:name="P4" style:family="paragraph" style:parent-style-name="Normal_20__28_Web_29_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fo:font-size="11pt" officeooo:paragraph-rsid="0020b3a8" style:font-size-asian="11pt" style:font-size-complex="11pt"/>
    </style:style>
    <style:style style:name="P5" style:family="paragraph" style:parent-style-name="Normal_20__28_Web_29_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fo:font-size="11pt" style:font-size-asian="11pt" style:font-size-complex="11pt"/>
    </style:style>
    <style:style style:name="P6" style:family="paragraph" style:parent-style-name="Standard" style:master-page-name="Right_20_Page">
      <style:paragraph-properties fo:text-align="center" style:justify-single-word="false" style:page-number="1" fo:break-before="auto" fo:break-after="auto" text:number-lines="true" text:line-number="1"/>
      <style:text-properties officeooo:paragraph-rsid="0020b3a8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Cambria Math" fo:font-size="11pt" fo:font-weight="bold" style:font-size-asian="11pt" style:font-weight-asian="bold" style:font-name-complex="Arial3" style:font-size-complex="11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Cambria Math" fo:font-size="11pt" style:font-size-asian="11pt" style:font-name-complex="Arial3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Cambria Math" fo:font-size="11pt" style:font-size-asian="11pt" style:font-name-complex="Arial3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/>
    </style:style>
    <style:style style:name="P12" style:family="paragraph" style:parent-style-name="Standard">
      <style:paragraph-properties fo:text-align="center" style:justify-single-word="false" text:number-lines="true" text:line-number="1"/>
      <style:text-properties style:font-name="Cambria Math" fo:font-size="11pt" officeooo:paragraph-rsid="0020b3a8" style:font-size-asian="11pt" style:font-size-complex="11pt"/>
    </style:style>
    <style:style style:name="P13" style:family="paragraph" style:parent-style-name="Standard">
      <style:paragraph-properties text:number-lines="true" text:line-number="1"/>
      <style:text-properties style:font-name="Cambria Math" fo:font-size="11pt" officeooo:paragraph-rsid="001f0080" style:font-size-asian="11pt" style:font-size-complex="11pt"/>
    </style:style>
    <style:style style:name="P14" style:family="paragraph" style:parent-style-name="Standard">
      <style:paragraph-properties fo:margin-left="6.253cm" fo:margin-right="0cm" fo:text-align="center" style:justify-single-word="false" fo:text-indent="0cm" style:auto-text-indent="false" style:writing-mode="lr-tb"/>
      <style:text-properties fo:font-size="11pt" style:font-size-asian="11pt" style:font-size-complex="11pt"/>
    </style:style>
    <style:style style:name="P15" style:family="paragraph" style:parent-style-name="Standard">
      <style:text-properties fo:font-size="11pt" officeooo:paragraph-rsid="001f0080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font-size="11pt" officeooo:paragraph-rsid="001f0080" style:font-size-asian="11pt" style:font-size-complex="11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font-size="11pt" officeooo:paragraph-rsid="001f0080" style:font-size-asian="11pt" style:font-size-complex="11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size="11pt" officeooo:paragraph-rsid="0020b3a8" style:font-size-asian="11pt" style:font-size-complex="11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color="#000000" loext:opacity="100%" style:font-name="Cambria Math" fo:font-size="11pt" style:font-size-asian="11pt" style:font-name-complex="Arial3" style:font-size-complex="11pt"/>
    </style:style>
    <style:style style:name="P25" style:family="paragraph" style:parent-style-name="Text_20_body">
      <style:paragraph-properties fo:margin-left="3.251cm" fo:margin-right="0cm" fo:text-indent="1.251cm" style:auto-text-indent="false" style:writing-mode="lr-tb"/>
    </style:style>
    <style:style style:name="P26" style:family="paragraph" style:parent-style-name="Text_20_body" style:master-page-name="">
      <loext:graphic-properties draw:fill="none"/>
      <style:paragraph-properties fo:margin-left="3.6cm" fo:margin-right="0cm" fo:margin-top="0cm" fo:margin-bottom="0.212cm" style:contextual-spacing="false" fo:text-align="center" style:justify-single-word="false" fo:text-indent="-2.3cm" style:auto-text-indent="false" style:page-number="auto" fo:background-color="transparent" style:writing-mode="lr-tb"/>
      <style:text-properties fo:font-size="11pt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3.6cm" fo:margin-right="0cm" fo:margin-top="0cm" fo:margin-bottom="0.212cm" style:contextual-spacing="false" fo:text-align="center" style:justify-single-word="false" fo:text-indent="-2.3cm" style:auto-text-indent="false" fo:background-color="transparent" style:writing-mode="lr-tb"/>
      <style:text-properties fo:font-size="11pt" style:font-size-asian="11pt" style:font-size-complex="11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Arial Black" fo:font-size="10pt" style:font-size-asian="10pt" style:font-size-complex="10pt"/>
    </style:style>
    <style:style style:name="T2" style:family="text">
      <style:text-properties style:font-name="Arial" fo:font-size="16pt" fo:font-weight="bold" style:font-size-asian="16pt" style:font-weight-asian="bold" style:font-name-complex="Arial3" style:font-size-complex="16pt"/>
    </style:style>
    <style:style style:name="T3" style:family="text">
      <style:text-properties style:font-name="Arial" fo:font-size="12pt" fo:font-weight="bold" style:font-size-asian="12pt" style:font-weight-asian="bold" style:font-name-complex="Arial3"/>
    </style:style>
    <style:style style:name="T4" style:family="text">
      <style:text-properties style:font-name="Arial" fo:font-size="12pt" style:font-size-asian="12pt" style:font-name-complex="Arial3"/>
    </style:style>
    <style:style style:name="T5" style:family="text">
      <style:text-properties style:font-name="Arial" fo:font-weight="bold" style:font-weight-asian="bold" style:font-name-complex="Arial3"/>
    </style:style>
    <style:style style:name="T6" style:family="text">
      <style:text-properties style:font-name="Arial" fo:font-style="italic" fo:font-weight="bold" style:font-style-asian="italic" style:font-weight-asian="bold" style:font-name-complex="Arial3" style:font-style-complex="italic"/>
    </style:style>
    <style:style style:name="T7" style:family="text">
      <style:text-properties style:font-name="Arial" style:font-name-complex="Arial3"/>
    </style:style>
    <style:style style:name="T8" style:family="text">
      <style:text-properties style:font-name="Cambria Math"/>
    </style:style>
    <style:style style:name="T9" style:family="text">
      <style:text-properties style:font-name="Cambria Math" fo:font-size="11pt" fo:font-weight="bold" style:font-size-asian="11pt" style:font-weight-asian="bold" style:font-name-complex="Arial3" style:font-size-complex="11pt"/>
    </style:style>
    <style:style style:name="T10" style:family="text">
      <style:text-properties style:font-name="Cambria Math" fo:font-size="11pt" fo:font-weight="bold" style:font-size-asian="11pt" style:font-weight-asian="bold" style:font-name-complex="Arial3" style:font-size-complex="11pt" style:font-weight-complex="bold"/>
    </style:style>
    <style:style style:name="T11" style:family="text">
      <style:text-properties style:font-name="Cambria Math" fo:font-size="11pt" fo:font-weight="bold" style:font-size-asian="11pt" style:font-weight-asian="bold" style:font-name-complex="Calibri" style:font-size-complex="11pt" style:font-weight-complex="bold"/>
    </style:style>
    <style:style style:name="T12" style:family="text">
      <style:text-properties style:font-name="Cambria Math" fo:font-size="11pt" style:font-size-asian="11pt" style:font-name-complex="Calibri" style:font-size-complex="11pt"/>
    </style:style>
    <style:style style:name="T13" style:family="text">
      <style:text-properties style:font-name="Cambria Math" fo:font-style="italic" style:font-style-asian="italic" style:font-style-complex="italic"/>
    </style:style>
    <style:style style:name="T14" style:family="text">
      <style:text-properties style:font-name="Cambria Math" fo:font-size="8pt" style:font-size-asian="8pt" style:font-name-complex="Arial3" style:font-size-complex="8pt"/>
    </style:style>
    <style:style style:name="T15" style:family="text">
      <style:text-properties style:font-name="Cambria Math" fo:font-weight="bold" style:font-weight-asian="bold" style:font-weight-complex="bold"/>
    </style:style>
    <style:style style:name="T16" style:family="text">
      <style:text-properties style:font-name="Cambria Math" fo:font-weight="bold" style:font-weight-asian="bold" style:font-name-complex="Arial3" style:font-weight-complex="bold"/>
    </style:style>
    <style:style style:name="T17" style:family="text">
      <style:text-properties style:font-name="Cambria Math" fo:font-weight="bold" style:font-weight-asian="bold" style:font-name-complex="Calibri" style:font-weight-complex="bold"/>
    </style:style>
    <style:style style:name="T18" style:family="text">
      <style:text-properties style:font-name="Cambria Math" fo:font-size="10pt" style:font-size-asian="10pt" style:font-name-complex="Arial3" style:font-size-complex="10pt" style:font-weight-complex="bold"/>
    </style:style>
    <style:style style:name="T19" style:family="text">
      <style:text-properties style:font-name="Cambria Math" style:font-name-complex="Calibri"/>
    </style:style>
    <style:style style:name="T20" style:family="text">
      <style:text-properties style:font-name="Cambria Math" fo:font-size="12pt" fo:font-weight="bold" style:font-size-asian="12pt" style:font-weight-asian="bold" style:font-name-complex="Arial3" style:font-weight-complex="bold"/>
    </style:style>
    <style:style style:name="T21" style:family="text">
      <style:text-properties style:font-name="Cambria Math" style:font-name-complex="Arial3"/>
    </style:style>
    <style:style style:name="T22" style:family="text">
      <style:text-properties style:font-name="Cambria Math" style:font-name-complex="Arial3" style:font-weight-complex="bold"/>
    </style:style>
    <style:style style:name="T23" style:family="text">
      <style:text-properties style:font-name="Cambria Math" style:letter-kerning="true" style:language-asian="en" style:country-asian="US"/>
    </style:style>
    <style:style style:name="T24" style:family="text">
      <style:text-properties fo:font-size="16pt" fo:font-weight="bold" style:font-size-asian="16pt" style:font-weight-asian="bold" style:font-size-complex="16pt"/>
    </style:style>
    <style:style style:name="T25" style:family="text">
      <style:text-properties style:font-name="Wingdings" fo:font-size="16pt" fo:font-weight="bold" style:font-name-asian="Wingdings1" style:font-size-asian="16pt" style:font-weight-asian="bold" style:font-name-complex="Wingdings1" style:font-size-complex="16pt"/>
    </style:style>
    <style:style style:name="T26" style:family="text">
      <style:text-properties style:font-name="Wingdings" fo:font-size="11pt" fo:font-weight="bold" style:font-name-asian="Wingdings1" style:font-size-asian="11pt" style:font-weight-asian="bold" style:font-name-complex="Wingdings1" style:font-size-complex="11pt"/>
    </style:style>
    <style:style style:name="T27" style:family="text">
      <style:text-properties style:font-name="Wingdings" fo:font-weight="bold" style:font-name-asian="Wingdings1" style:font-weight-asian="bold" style:font-name-complex="Wingdings1"/>
    </style:style>
    <style:style style:name="T28" style:family="text">
      <style:text-properties style:text-position="super 58%" style:font-name="Cambria Math"/>
    </style:style>
    <style:style style:name="T29" style:family="text">
      <style:text-properties style:text-position="sub 58%" style:font-name="Cambria Math"/>
    </style:style>
    <style:style style:name="T30" style:family="text">
      <style:text-properties style:font-name="Times New Roman"/>
    </style:style>
    <style:style style:name="T31" style:family="text">
      <style:text-properties fo:color="#000000" loext:opacity="100%" style:font-name="Arial" fo:font-size="12pt" style:font-size-asian="12pt" style:font-name-complex="Arial3"/>
    </style:style>
    <style:style style:name="T32" style:family="text">
      <style:text-properties fo:color="#000000" loext:opacity="100%" style:font-name="Arial" style:font-name-complex="Arial3"/>
    </style:style>
    <style:style style:name="T33" style:family="text">
      <style:text-properties fo:color="#000000" loext:opacity="100%" style:font-name-complex="Arial3"/>
    </style:style>
    <style:style style:name="T34" style:family="text">
      <style:text-properties fo:color="#000000" loext:opacity="100%" style:font-name="Cambria Math" fo:font-size="11pt" style:font-size-asian="11pt" style:font-name-complex="Arial3" style:font-size-complex="11pt"/>
    </style:style>
    <style:style style:name="T35" style:family="text">
      <style:text-properties officeooo:rsid="0020b3a8"/>
    </style:style>
    <style:style style:name="T36" style:family="text">
      <style:text-properties style:font-name="Cambria Math" fo:font-size="16pt" fo:font-weight="bold" officeooo:rsid="001f0080" style:font-size-asian="16pt" style:font-weight-asian="bold" style:font-size-complex="16pt" style:font-weight-complex="bold"/>
    </style:style>
    <style:style style:name="T37" style:family="text">
      <style:text-properties fo:font-weight="bold" style:font-weight-asian="bold" style:font-name-complex="Arial3"/>
    </style:style>
    <style:style style:name="T38" style:family="text">
      <style:text-properties style:font-name-complex="Arial3"/>
    </style:style>
    <style:style style:name="T39" style:family="text">
      <style:text-properties fo:font-style="italic" fo:font-weight="bold" style:font-style-asian="italic" style:font-weight-asian="bold" style:font-name-complex="Arial3" style:font-style-complex="italic"/>
    </style:style>
    <style:style style:name="T40" style:family="text">
      <style:text-properties style:font-name="Arial1" fo:font-size="12pt" fo:font-weight="bold" style:font-name-asian="Wingdings1" style:font-size-asian="12pt" style:font-weight-asian="bold" style:font-name-complex="Arial3" style:font-size-complex="16pt"/>
    </style:style>
    <style:style style:name="T41" style:family="text">
      <style:text-properties style:font-name="Arial1" fo:font-weight="bold" style:font-name-asian="Wingdings1" style:font-weight-asian="bold" style:font-name-complex="Arial3"/>
    </style:style>
    <style:style style:name="T42" style:family="text">
      <style:text-properties style:font-name="Cambria Math" fo:font-size="10pt" fo:font-weight="bold" style:font-size-asian="10pt" style:font-weight-asian="bold" style:font-name-complex="Arial3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6">Documents réponses Sciences de la Vie et de la Terre</text:span></text:p>
      <text:p text:style-name="P12"><text:span text:style-name="T37">EXERCICE I </text:span><text:span text:style-name="T38">(</text:span><text:span text:style-name="T33">24 points</text:span><text:span text:style-name="T38">)</text:span></text:p>
      <text:p text:style-name="P12"><text:span text:style-name="T37">A - Métabolisme de la levure </text:span><text:span text:style-name="T39">Saccharomyces cerevisieae</text:span></text:p>
      <text:p text:style-name="P1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 loext:marker-style-name="T10"><text:span text:style-name="T16">I-A-1- </text:span><text:span text:style-name="T19">Cocher les affirmations </text:span><text:span text:style-name="T17">fausses</text:span><text:span text:style-name="T19"> :</text:span></text:p>
            <text:p text:style-name="P15"><text:span text:style-name="T27">o </text:span>Les levures sont des microorganismes eucaryotes. </text:p>
            <text:p text:style-name="P17" loext:marker-style-name="T8"><text:span text:style-name="T27">o </text:span><text:span text:style-name="T8">Les levures sont des organismes procaryotes.</text:span></text:p>
            <text:p text:style-name="P17" loext:marker-style-name="T8"><text:span text:style-name="T27">o </text:span><text:span text:style-name="T8">Les levures sont des microorganismes photosynthétiques.</text:span></text:p>
            <text:p text:style-name="P17" loext:marker-style-name="T10"><text:span text:style-name="T27">o </text:span><text:span text:style-name="T8">Les levures sont des microorganismes qui utilisent de la matière organique pour assurer leur métabolisme</text:span><text:span text:style-name="T16"> </text:span></text:p>
          </table:table-cell>
        </table:table-row>
        <table:table-row table:style-name="Tableau1.2">
          <table:table-cell table:style-name="Tableau1.A1" office:value-type="string">
            <text:p text:style-name="P16" loext:marker-style-name="T8"><text:span text:style-name="T16">I-A-2- </text:span><text:span text:style-name="T8">La fermentation alcoolique réalisée par </text:span><text:span text:style-name="T13">Saccharomyces cerevisieae</text:span><text:span text:style-name="T8"> </text:span></text:p>
            <text:p text:style-name="P17" loext:marker-style-name="T8"><text:span text:style-name="T8"><text:s/></text:span><text:span text:style-name="T27">o </text:span><text:span text:style-name="T8">est localisée dans le hyaloplasme.</text:span></text:p>
            <text:p text:style-name="P17" loext:marker-style-name="T8"><text:span text:style-name="T8"><text:s/></text:span><text:span text:style-name="T27">o </text:span><text:span text:style-name="T8">est mitochondriale.</text:span></text:p>
            <text:p text:style-name="P17" loext:marker-style-name="T8"><text:span text:style-name="T8"><text:s/></text:span><text:span text:style-name="T27">o </text:span><text:span text:style-name="T8">fait suite à la glycolyse.</text:span></text:p>
            <text:p text:style-name="P17" loext:marker-style-name="T8"><text:span text:style-name="T8"><text:s/></text:span><text:span text:style-name="T27">o </text:span><text:span text:style-name="T8">génère des composés réduits (NADH, H</text:span><text:span text:style-name="T28">+</text:span><text:span text:style-name="T8">).</text:span></text:p>
            <text:p text:style-name="P9" loext:marker-style-name="T14"/>
          </table:table-cell>
        </table:table-row>
        <table:table-row table:style-name="Tableau1.3">
          <table:table-cell table:style-name="Tableau1.A1" office:value-type="string">
            <text:p text:style-name="P16" loext:marker-style-name="T8"><text:span text:style-name="T16">I-A-3-</text:span><text:span text:style-name="T15"> </text:span><text:span text:style-name="T8">L’effet Pasteur peut s’expliquer par :</text:span></text:p>
            <text:p text:style-name="P17" loext:marker-style-name="T8"><text:span text:style-name="T8"><text:s/></text:span><text:span text:style-name="T27">o </text:span><text:span text:style-name="T8">une activation de la respiration et une inhibition de la fermentation par l’oxygène.</text:span></text:p>
            <text:p text:style-name="P17" loext:marker-style-name="T8"><text:span text:style-name="T8"><text:s/></text:span><text:span text:style-name="T27">o </text:span><text:span text:style-name="T8">une inhibition de la respiration et une activation de la fermentation par l’oxygène.</text:span></text:p>
            <text:p text:style-name="P17" loext:marker-style-name="T8"><text:span text:style-name="T8"><text:s/></text:span><text:span text:style-name="T27">o </text:span><text:span text:style-name="T8">une activation de la respiration et une inhibition de la fermentation par le glucose (&gt; 2g/L).</text:span></text:p>
            <text:p text:style-name="P17" loext:marker-style-name="T8"><text:span text:style-name="T8"><text:s/></text:span><text:span text:style-name="T27">o </text:span><text:span text:style-name="T8">une inhibition de la respiration et une activation de la fermentation par le glucose (&gt; 2g/L).</text:span></text:p>
            <text:p text:style-name="P10" loext:marker-style-name="T18"/>
          </table:table-cell>
        </table:table-row>
        <table:table-row table:style-name="Tableau1.3">
          <table:table-cell table:style-name="Tableau1.A1" office:value-type="string">
            <text:p text:style-name="P18" loext:marker-style-name="T8"><text:span text:style-name="T16">I-A-4-</text:span><text:span text:style-name="T15"> </text:span><text:span text:style-name="T8">L’effet Crabtree peut s’expliquer par :</text:span></text:p>
            <text:p text:style-name="P19" loext:marker-style-name="T8"><text:span text:style-name="T8"><text:s/></text:span><text:span text:style-name="T27">o </text:span><text:span text:style-name="T8">une activation de la respiration et une inhibition de la fermentation par l’oxygène.</text:span></text:p>
            <text:p text:style-name="P19" loext:marker-style-name="T8"><text:span text:style-name="T8"><text:s/></text:span><text:span text:style-name="T27">o </text:span><text:span text:style-name="T8">une inhibition de la respiration et une activation de la fermentation par l’oxygène.</text:span></text:p>
            <text:p text:style-name="P19" loext:marker-style-name="T8"><text:span text:style-name="T8"><text:s/></text:span><text:span text:style-name="T27">o </text:span><text:span text:style-name="T8">une activation de la respiration et une inhibition de la fermentation par le glucose (&gt; 2g/L).</text:span></text:p>
            <text:p text:style-name="P19" loext:marker-style-name="T8"><text:span text:style-name="T8"><text:s/></text:span><text:span text:style-name="T27">o </text:span><text:span text:style-name="T8">une inhibition de la respiration et une activation de la fermentation par le glucose (&gt; 2g/L).</text:span></text:p>
            <text:p text:style-name="P8" loext:marker-style-name="T10"/>
          </table:table-cell>
        </table:table-row>
        <table:table-row table:style-name="Tableau1.5">
          <table:table-cell table:style-name="Tableau1.A1" office:value-type="string">
            <text:p text:style-name="P16" loext:marker-style-name="T8"><text:span text:style-name="T16">I-A-5-</text:span><text:span text:style-name="T15"> </text:span><text:span text:style-name="T8">Lors de la fabrication du pain :</text:span></text:p>
            <text:p text:style-name="P17" loext:marker-style-name="T8"><text:span text:style-name="T8"><text:s/></text:span><text:span text:style-name="T27">o </text:span><text:span text:style-name="T13">Saccharomyces cerevisieae</text:span><text:span text:style-name="T8"> est à l’origine de l’alcool présent dans le pain après cuisson.</text:span></text:p>
            <text:p text:style-name="P17" loext:marker-style-name="T8"><text:span text:style-name="T8"><text:s/></text:span><text:span text:style-name="T27">o </text:span><text:span text:style-name="T8">L’O</text:span><text:span text:style-name="T29">2</text:span><text:span text:style-name="T8"> produit par </text:span><text:span text:style-name="T13">Saccharomyces cerevisieae</text:span><text:span text:style-name="T8"> est à l’origine de l’aération de la pâte à pain.</text:span></text:p>
            <text:p text:style-name="P17" loext:marker-style-name="T8"><text:span text:style-name="T8"><text:s/></text:span><text:span text:style-name="T27">o </text:span><text:span text:style-name="T13">Saccharomyces cerevisieae</text:span><text:span text:style-name="T8"> est à l’origine de l’acide lactique présent dans le pain après cuisson.</text:span></text:p>
            <text:p text:style-name="P17"><text:span text:style-name="T8"><text:s/></text:span><text:span text:style-name="T27">o </text:span><text:span text:style-name="T8">Le CO</text:span><text:span text:style-name="T29">2</text:span><text:span text:style-name="T8"> produit par </text:span><text:span text:style-name="T13">Saccharomyces cerevisieae</text:span><text:span text:style-name="T8"> est à l’origine de l’aération de la pâte à pain.</text:span></text:p>
          </table:table-cell>
        </table:table-row>
      </table:table>
      <text:p text:style-name="P11" loext:marker-style-name="T30"/>
      <text:p text:style-name="P11" loext:marker-style-name="T30"/>
      <text:p text:style-name="P11" loext:marker-style-name="T30"/>
      <text:p text:style-name="P11" loext:marker-style-name="T30"/>
      <text:p text:style-name="P11" loext:marker-style-name="T30"/>
      <text:p text:style-name="P11" loext:marker-style-name="T30"/>
      <text:p text:style-name="P11" loext:marker-style-name="T30"/>
      <text:p text:style-name="P11" loext:marker-style-name="T30"/>
      <text:p text:style-name="P25" loext:marker-style-name="T3"><text:soft-page-break/><text:span text:style-name="T40">B - L</text:span><text:span text:style-name="T3">’évolution des espèces et dynamique des populations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 loext:marker-style-name="T22"><text:span text:style-name="T16">I-B-1- </text:span><text:span text:style-name="T21">L’escargot d’Europe. Cocher la ou les affirmation(s) </text:span><text:span text:style-name="T16">vraie(s)</text:span></text:p>
            <text:p text:style-name="P4" loext:marker-style-name="T23"><text:span text:style-name="T8"><text:s/></text:span><text:span text:style-name="T27">o </text:span><text:span text:style-name="T23">Les escargots à coquille sombre et les escargots à coquille claire appartiennent à la même espèce.</text:span></text:p>
            <text:p text:style-name="P4" loext:marker-style-name="T23"><text:span text:style-name="T8"><text:s/></text:span><text:span text:style-name="T27">o </text:span><text:span text:style-name="T8">Les escargots à coquille claire et à coquille sombre possèdent des gènes distincts mais des allèles identiques.</text:span></text:p>
            <text:p text:style-name="P4" loext:marker-style-name="T23"><text:span text:style-name="T8"><text:s/></text:span><text:span text:style-name="T27">o </text:span><text:span text:style-name="T23">Les escargots de couleur claire survivent plus dans le milieu forestier que les escargots à coquille sombre.</text:span></text:p>
            <text:p text:style-name="P4" loext:marker-style-name="T23"><text:span text:style-name="T8"><text:s/></text:span><text:span text:style-name="T27">o </text:span><text:span text:style-name="T23">La prédation par la grive musicienne agit sur la proportion des escargots des deux couleurs</text:span></text:p>
            <text:p text:style-name="P4" loext:marker-style-name="T23"><text:span text:style-name="T8"><text:s/></text:span><text:span text:style-name="T27">o </text:span><text:span text:style-name="T23">Les observations sur la composition des populations d’escargots dans un milieu donné peuvent s’expliquer par la sélection naturelle.</text:span></text:p>
            <text:p text:style-name="P4"><text:span text:style-name="T8"><text:s/></text:span><text:span text:style-name="T27">o </text:span><text:span text:style-name="T23">Les observations sur la composition des populations d’escargots dans un milieu donné peuvent s’expliquer par la dérive génétique.</text:span></text:p>
          </table:table-cell>
        </table:table-row>
        <table:table-row table:style-name="Tableau2.2">
          <table:table-cell table:style-name="Tableau2.A1" office:value-type="string">
            <text:p text:style-name="P20" loext:marker-style-name="T21"><text:span text:style-name="T16">I-B-2- </text:span><text:bookmark text:name="_Hlk156544463"/><text:span text:style-name="T21">Diversité génétique des populations continentales et insulaires. Cocher la ou les affirmation(s) </text:span><text:span text:style-name="T16">vraie(s)</text:span></text:p>
            <text:p text:style-name="P4" loext:marker-style-name="T23"><text:span text:style-name="T8"><text:s/></text:span><text:span text:style-name="T27">o </text:span><text:span text:style-name="T23">La diversité génétique des espèces présentées est inférieure dans les populations insulaires.</text:span></text:p>
            <text:p text:style-name="P4" loext:marker-style-name="T23"><text:span text:style-name="T8"><text:s/></text:span><text:span text:style-name="T27">o </text:span><text:span text:style-name="T8">La différence de diversité génétique, entre populations d’une même espèce, entre les îles et le continent est plus grande dans le cas des oiseaux.</text:span></text:p>
            <text:p text:style-name="P4" loext:marker-style-name="T23"><text:span text:style-name="T8"><text:s/></text:span><text:span text:style-name="T27">o </text:span><text:span text:style-name="T23">Les espèces possédant les plus faibles capacités de dispersion depuis le continent vers l’île montrent des différences de diversités génétiques plus faibles entre leurs populations insulaires et leurs populations continentales.</text:span></text:p>
            <text:p text:style-name="P4" loext:marker-style-name="T8"><text:span text:style-name="T8"><text:s/></text:span><text:span text:style-name="T27">o </text:span><text:span text:style-name="T8">La diversité génétique est souvent inférieure dans les populations insulaires car les mutations génétiques se sont accumulées sur une période plus courte. </text:span></text:p>
            <text:p text:style-name="P4" loext:marker-style-name="T23"><text:span text:style-name="T8"><text:s/></text:span><text:span text:style-name="T27">o </text:span><text:span text:style-name="T8">Les populations qui se dispersent jusqu’aux îles nouvellement créées sont souvent constituées d’effectifs très faibles.</text:span></text:p>
            <text:p text:style-name="P5" loext:marker-style-name="T8"><text:span text:style-name="T8"><text:s/>Du fait de leur isolement géographique, les populations insulaires respectent l’équilibre de Hardy-Weinberg.</text:span><text:span text:style-name="T8"/></text:p>
            <text:p text:style-name="P21"><text:span text:style-name="T8"><text:s/></text:span><text:span text:style-name="T27">o </text:span><text:span text:style-name="T8">La sélection naturelle s’applique théoriquement plus sur les populations insulaires que sur les populations continentales.</text:span></text:p>
          </table:table-cell>
        </table:table-row>
      </table:table>
      <text:p text:style-name="P26" loext:marker-style-name="T4"><text:span text:style-name="T41"/></text:p>
      <text:p text:style-name="P27" loext:marker-style-name="T4"><text:span text:style-name="T41">EXERCICE II</text:span><text:span text:style-name="T5"> </text:span><text:span text:style-name="T7">(</text:span><text:span text:style-name="T32">16 points</text:span><text:span text:style-name="T7">) <text:s/></text:span><text:span text:style-name="T5">La création d’un verger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" loext:marker-style-name="T18"><text:span text:style-name="T10">II-1-</text:span><text:span text:style-name="T42"/></text:p>
            <text:p text:style-name="P24" loext:marker-style-name="T34"/>
            <text:p text:style-name="P24" loext:marker-style-name="T34"/>
          </table:table-cell>
        </table:table-row>
        <table:table-row table:style-name="Tableau3.2">
          <table:table-cell table:style-name="Tableau3.A1" office:value-type="string">
            <text:p text:style-name="P22"><text:span text:style-name="T10">II-2- </text:span></text:p>
            <text:p text:style-name="P22"><text:span text:style-name="T10"/></text:p>
            <text:p text:style-name="P22"><text:span text:style-name="T10"/></text:p>
            <text:p text:style-name="P22"><text:span text:style-name="T10"/></text:p>
            <text:p text:style-name="P22"><text:span text:style-name="T10"/></text:p>
            <text:p text:style-name="P22"><text:span text:style-name="T10"/></text:p>
          </table:table-cell>
        </table:table-row>
        <table:table-row table:style-name="Tableau3.3">
          <table:table-cell table:style-name="Tableau3.A1" office:value-type="string">
            <text:p text:style-name="P22"><text:span text:style-name="T10">II-3-</text:span></text:p>
            <text:p text:style-name="P22"><text:span text:style-name="T10"/></text:p>
            <text:p text:style-name="P22"><text:span text:style-name="T10"/></text:p>
          </table:table-cell>
        </table:table-row>
        <table:table-row table:style-name="Tableau3.4">
          <table:table-cell table:style-name="Tableau3.A1" office:value-type="string">
            <text:p text:style-name="P22"><text:span text:style-name="T10">II-4-</text:span></text:p>
            <text:p text:style-name="P22"><text:span text:style-name="T10"/></text:p>
            <text:p text:style-name="P22"><text:span text:style-name="T10"/></text:p>
            <text:p text:style-name="P22"><text:span text:style-name="T10"/></text:p>
          </table:table-cell>
        </table:table-row>
      </table:table>
      <text:p text:style-name="P11" loext:marker-style-name="T30"/>
      <text:p text:style-name="P14" loext:marker-style-name="T4"><text:span text:style-name="T5"/></text:p>
      <text:p text:style-name="P23" loext:marker-style-name="T30"><text:span text:style-name="T2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roman" style:font-pitch="variable" style:font-charset="x-symbo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roman" style:font-pitch="variable" style:font-charset="x-symbol"/>
    <style:font-face style:name="Cambria Math2" svg:font-family="'Cambria Math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Cambria Math2" style:font-family-asian="'Cambria Math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 fo:orphans="2" fo:widows="2" style:vertical-align="auto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Corps_20_de_20_texte_20_Car" style:display-name="Corps de texte Car" style:family="text" style:parent-style-name="Default_20_Paragraph_20_Font_20__28_WW_29_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Header">
      <style:text-properties officeooo:rsid="000c112f" officeooo:paragraph-rsid="000c112f"/>
    </style:style>
    <style:style style:name="MP5" style:family="paragraph">
      <loext:graphic-properties draw:fill="none"/>
      <style:paragraph-properties fo:text-align="center"/>
      <style:text-properties fo:font-size="12pt"/>
    </style:style>
    <style:style style:name="MT1" style:family="text">
      <style:text-properties style:font-name="Arial Black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style style:name="M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7.636cm" fo:margin-bottom="1.31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0cm" fo:margin-bottom="1.055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81cm" fo:margin-left="0cm" fo:margin-right="0cm" fo:margin-bottom="0.499cm"/>
      </style:header-style>
      <style:footer-style>
        <style:header-footer-properties svg:height="1.556cm" fo:margin-left="0cm" fo:margin-right="0cm" fo:margin-top="0.6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0cm" fo:margin-bottom="1.0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7.392cm" fo:margin-left="0cm" fo:margin-right="0cm" fo:margin-bottom="0.499cm" style:dynamic-spacing="false"/>
      </style:header-style>
      <style:footer-style>
        <style:header-footer-properties svg:height="1.588cm" fo:margin-left="0cm" fo:margin-right="0cm" fo:margin-top="0.6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 style:next-style-name="Left_20_Page">
      <style:footer>
        <text:p text:style-name="MP1"><text:span text:style-name="MT1"><text:page-number text:select-page="current">0</text:page-number></text:span><text:span text:style-name="MT1"><text:s/>/ </text:span><text:span text:style-name="MT1"><text:page-count>2</text:page-count></text:span></text:p>
      </style:footer>
    </style:master-page>
    <style:master-page style:name="Left_20_Page" style:display-name="Left Page" style:page-layout-name="Mpm2" draw:style-name="Mdp2" style:next-style-name="Right_20_Page">
      <style:header>
        <text:section text:style-name="MSect1" text:name="Section_Entete_Gauche" text:protected="true" text:protection-key="v8QBDNF1qNpOLWCrM11ZQm7GbWo=">
          <text:p text:style-name="Header"><draw:frame draw:style-name="Mfr1" draw:name="Image2" text:anchor-type="paragraph" svg:width="21.001cm" svg:height="4.41cm" draw:z-index="0"><draw:image xlink:href="Pictures/10000001000009B00000020991C65C08.png" xlink:type="simple" xlink:show="embed" xlink:actuate="onLoad" draw:mime-type="image/png"/></draw:frame></text:p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</text:section>
        <text:p text:style-name="Header"/>
        <text:p text:style-name="Header"/>
        <text:p text:style-name="Header"/>
        <text:p text:style-name="Header"/>
      </style:header>
      <style:footer>
        <text:section text:style-name="MSect1" text:name="Section_PiedPage_Gauche" text:protected="true" text:protection-key="v8QBDNF1qNpOLWCrM11ZQm7GbWo=">
          <text:p text:style-name="MP2"><draw:rect text:anchor-type="paragraph" draw:z-index="2" draw:name="Forme1" draw:style-name="Mgr1" draw:text-style-name="MP3" svg:width="2.234cm" svg:height="0.747cm" svg:x="15.401cm" svg:y="0.349cm"><text:p/></draw:rect></text:p>
          <text:p text:style-name="MP1"><text:span text:style-name="MT1"><text:page-number text:select-page="current">2</text:page-number></text:span><text:span text:style-name="MT1"><text:s/>/ </text:span><text:span text:style-name="MT1"><text:page-count>2</text:page-count></text:span></text:p>
          <text:p text:style-name="MP2"/>
        </text:section>
        <text:p text:style-name="MP2"/>
      </style:footer>
    </style:master-page>
    <style:master-page style:name="Right_20_Page" style:display-name="Right Page" style:page-layout-name="Mpm3" draw:style-name="Mdp1" style:next-style-name="Left_20_Page">
      <style:header>
        <text:section text:style-name="MSect1" text:name="Section_Entete_Droite" text:protected="true" text:protection-key="v8QBDNF1qNpOLWCrM11ZQm7GbWo=">
          <text:p text:style-name="MP4"><draw:frame draw:style-name="Mfr1" draw:name="Image1" text:anchor-type="paragraph" svg:width="20.99cm" svg:height="6.9cm" draw:z-index="3"><draw:image xlink:href="Pictures/100000000000096F00000319118FC424.jpg" xlink:type="simple" xlink:show="embed" xlink:actuate="onLoad" draw:mime-type="image/jpeg"/></draw:frame></text:p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</text:section>
      </style:header>
      <style:footer>
        <text:section text:style-name="MSect1" text:name="Section_PiedPage_Droite" text:protected="true" text:protection-key="v8QBDNF1qNpOLWCrM11ZQm7GbWo=">
          <text:p text:style-name="MP2"><draw:rect text:anchor-type="paragraph" draw:z-index="1" draw:name="Forme2" draw:style-name="Mgr1" draw:text-style-name="MP5" svg:width="2.234cm" svg:height="0.75cm" svg:x="15.401cm" svg:y="0.34cm"><text:p/></draw:rect></text:p>
          <text:p text:style-name="MP1"><text:span text:style-name="MT1"><text:page-number text:select-page="current">1</text:page-number></text:span><text:span text:style-name="MT1"><text:s/>/ </text:span><text:span text:style-name="MT1"><text:page-count>2</text:page-count></text:span></text:p>
          <text:p text:style-name="MP2"/>
        </text:section>
        <text:p text:style-name="MP2"/>
        <text:p text:style-name="MP2"/>
      </style:footer>
    </style:master-page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03T11:41:43.80</meta:creation-date>
    <dc:date>2024-03-08T08:21:11.274000000</dc:date>
    <meta:editing-duration>PT6H32M3S</meta:editing-duration>
    <meta:editing-cycles>91</meta:editing-cycles>
    <meta:generator>LibreOffice/7.6.5.2$Windows_X86_64 LibreOffice_project/38d5f62f85355c192ef5f1dd47c5c0c0c6d6598b</meta:generator>
    <meta:document-statistic meta:table-count="3" meta:image-count="2" meta:object-count="0" meta:page-count="2" meta:paragraph-count="52" meta:word-count="600" meta:character-count="3876" meta:non-whitespace-character-count="3293"/>
  </office:meta>
</office:document-meta>
</file>